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tx1">
      <style:text-properties officeooo:paragraph-rsid="0009723e"/>
    </style:style>
    <style:style style:name="P2" style:family="paragraph" style:parent-style-name="p1" style:list-style-name="WWNum7">
      <style:text-properties officeooo:paragraph-rsid="0009723e"/>
    </style:style>
    <style:style style:name="P3" style:family="paragraph" style:parent-style-name="p1" style:list-style-name="WWNum7">
      <style:text-properties officeooo:rsid="000a4201" officeooo:paragraph-rsid="000a4201"/>
    </style:style>
    <style:style style:name="P4" style:family="paragraph" style:parent-style-name="p1" style:list-style-name="WWNum7">
      <style:text-properties officeooo:rsid="000bc819" officeooo:paragraph-rsid="000bc8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a a que capa ou nivel cres que pertence cada un destes servizos dentro da pila de protocolos OSI. Se cres que pode darse en máis dun nivel, indícaos todos:</text:p>
      <text:list xml:id="list2771617098" text:style-name="WWNum7">
        <text:list-item>
          <text:p text:style-name="P2">a. Control da conxestión</text:p>
          <text:p text:style-name="P3">red</text:p>
        </text:list-item>
        <text:list-item>
          <text:p text:style-name="P2">b. Xeración de sinais eléctricos a partir de información binaria</text:p>
          <text:p text:style-name="P3">fisica</text:p>
        </text:list-item>
        <text:list-item>
          <text:p text:style-name="P2">c. Cantidade de datos nun envío </text:p>
          <text:p text:style-name="P3">transporte</text:p>
        </text:list-item>
        <text:list-item>
          <text:p text:style-name="P2">d. Medidas a tomar en caso de erro </text:p>
          <text:p text:style-name="P3">transporte , enlace</text:p>
        </text:list-item>
        <text:list-item>
          <text:p text:style-name="P2">e. Control de fluxo </text:p>
          <text:p text:style-name="P3">enlace</text:p>
        </text:list-item>
        <text:list-item>
          <text:p text:style-name="P2">f. Cifrado da información </text:p>
          <text:p text:style-name="P3">presentación</text:p>
        </text:list-item>
        <text:list-item>
          <text:p text:style-name="P2">g. Direccionamento a nivel de equipos de interconexión </text:p>
          <text:p text:style-name="P3">red</text:p>
        </text:list-item>
        <text:list-item>
          <text:p text:style-name="P2">h. Petición de saldos dun cliente bancario </text:p>
          <text:p text:style-name="P3">aplicacion</text:p>
        </text:list-item>
        <text:list-item>
          <text:p text:style-name="P2">i. Detección de erros nos díxitos transmitidos </text:p>
          <text:p text:style-name="P3">sesion</text:p>
        </text:list-item>
        <text:list-item>
          <text:p text:style-name="P2">j. Encamiñamento da información pola rede</text:p>
          <text:p text:style-name="P3">red</text:p>
        </text:list-item>
        <text:list-item>
          <text:p text:style-name="P2">k. Recuperación en caso de fallo de rede </text:p>
          <text:p text:style-name="P3">sesion</text:p>
        </text:list-item>
        <text:list-item>
          <text:p text:style-name="P2">l. Formato das mensaxes enviadas </text:p>
          <text:p text:style-name="P3">presentacion</text:p>
        </text:list-item>
        <text:list-item>
          <text:p text:style-name="P2">m. División das mensaxes para o seu envío en anacos </text:p>
          <text:p text:style-name="P3">transporte , red , enlace</text:p>
        </text:list-item>
        <text:list-item>
          <text:p text:style-name="P2">n. Selección do seguinte nodo a enviar a información </text:p>
          <text:p text:style-name="P3">red</text:p>
        </text:list-item>
        <text:list-item>
          <text:p text:style-name="P2">o. Especificación das patillas do conector do cable de rede </text:p>
          <text:p text:style-name="P2"/>
        </text:list-item>
        <text:list-item>
          <text:p text:style-name="P2"><text:soft-page-break/>p. Envío de información de confirmación de recepción ao emisor </text:p>
          <text:p text:style-name="P2"/>
        </text:list-item>
        <text:list-item>
          <text:p text:style-name="P2">q. Establecemento e liberación da conexión </text:p>
          <text:p text:style-name="P2"/>
        </text:list-item>
        <text:list-item>
          <text:p text:style-name="P2">r. Solicitude de envío dun arquivo en formato . jpg </text:p>
          <text:p text:style-name="P2"/>
        </text:list-item>
        <text:list-item>
          <text:p text:style-name="P2">s. Tradución do código ASCII a Unicode </text:p>
          <text:p text:style-name="P4">presentacion</text:p>
        </text:list-item>
        <text:list-item>
          <text:p text:style-name="P2">t. Envío dun comando para a súa execución no servidor remoto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1" style:family="paragraph" style:list-style-name="WWNum7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x1" style:family="paragraph" style:next-style-name="Standard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ListLabel_20_47" style:display-name="ListLabel 47" style:family="text">
      <style:text-properties fo:color="#667dd1" loext:opacity="100%" fo:font-size="12pt" style:font-size-asian="12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09:03:08.219000000</meta:creation-date>
    <dc:date>2023-09-27T09:44:08.612000000</dc:date>
    <meta:editing-duration>PT40M26S</meta:editing-duration>
    <meta:editing-cycles>3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41" meta:word-count="241" meta:character-count="1219" meta:non-whitespace-character-count="1038"/>
  </office:meta>
</office:document-meta>
</file>